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automatic-styles>
    <style:style style:name="Table4" style:family="table">
      <style:table-properties style:width="4.602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0.8681in"/>
    </style:style>
    <style:style style:name="Table4.B" style:family="table-column">
      <style:table-column-properties style:column-width="0.7431in"/>
    </style:style>
    <style:style style:name="Table4.C" style:family="table-column">
      <style:table-column-properties style:column-width="1.3688in"/>
    </style:style>
    <style:style style:name="Table4.D" style:family="table-column">
      <style:table-column-properties style:column-width="1.622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920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729in"/>
    </style:style>
    <style:style style:name="Table5.K" style:family="table-column">
      <style:table-column-properties style:column-width="0.3764in"/>
    </style:style>
    <style:style style:name="Table5.M" style:family="table-column">
      <style:table-column-properties style:column-width="0.4382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1" style:family="table">
      <style:table-properties style:width="3.5056in" fo:margin-left="0in" fo:margin-top="0in" fo:margin-bottom="0in" fo:break-before="auto" fo:break-after="auto" table:align="left" style:writing-mode="page"/>
    </style:style>
    <style:style style:name="Table1.A" style:family="table-column">
      <style:table-column-properties style:column-width="0.4382in"/>
    </style:style>
    <style:style style:name="Table1.1" style:family="table-row">
      <style:table-row-properties style:min-row-height="0.4542in" style:keep-together="true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2" style:family="table">
      <style:table-properties style:width="3.9944in" fo:margin-left="0in" fo:margin-top="0in" fo:margin-bottom="0in" fo:break-before="auto" fo:break-after="auto" table:align="left" style:writing-mode="page"/>
    </style:style>
    <style:style style:name="Table2.A" style:family="table-column">
      <style:table-column-properties style:column-width="0.4993in"/>
    </style:style>
    <style:style style:name="Table2.1" style:family="table-row">
      <style:table-row-properties style:min-row-height="0.4542in" style:keep-together="true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3" style:family="table">
      <style:table-properties style:width="3.9944in" fo:margin-left="0in" fo:margin-top="0in" fo:margin-bottom="0in" fo:break-before="auto" fo:break-after="auto" table:align="left" style:writing-mode="page"/>
    </style:style>
    <style:style style:name="Table3.A" style:family="table-column">
      <style:table-column-properties style:column-width="0.4993in"/>
    </style:style>
    <style:style style:name="Table3.1" style:family="table-row">
      <style:table-row-properties style:min-row-height="0.4542in" style:keep-together="true" fo:keep-together="auto"/>
    </style:style>
    <style:style style:name="Table3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Verdana" fo:font-size="14pt" style:font-name-asian="Verdana1" style:font-size-asian="14pt" style:font-name-complex="Verdana1" style:font-size-complex="14pt"/>
    </style:style>
    <style:style style:name="P2" style:family="paragraph" style:parent-style-name="normal">
      <style:text-properties style:font-name="Verdana" fo:font-size="14pt" style:text-underline-style="none" style:font-name-asian="Verdana1" style:font-size-asian="14pt" style:font-name-complex="Verdana1" style:font-size-complex="14pt"/>
    </style:style>
    <style:style style:name="P3" style:family="paragraph" style:parent-style-name="normal">
      <style:text-properties style:font-name="Verdana" style:font-name-asian="Verdana1" style:font-name-complex="Verdana1"/>
    </style:style>
    <style:style style:name="P4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5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6" style:family="paragraph" style:parent-style-name="normal">
      <style:text-properties style:font-name="essiah" fo:font-size="14pt" style:font-name-asian="essiah2" style:font-size-asian="14pt" style:font-name-complex="essiah2" style:font-size-complex="14pt"/>
    </style:style>
    <style:style style:name="P7" style:family="paragraph" style:parent-style-name="normal">
      <style:text-properties style:font-name="essiah" fo:font-size="14pt" style:text-underline-style="none" style:font-name-asian="essiah2" style:font-size-asian="14pt" style:font-name-complex="essiah2" style:font-size-complex="14pt"/>
    </style:style>
    <style:style style:name="P8" style:family="paragraph" style:parent-style-name="normal">
      <style:text-properties style:font-name="essiah" fo:font-size="20pt" style:text-underline-style="none" style:font-name-asian="essiah2" style:font-size-asian="20pt" style:font-name-complex="essiah2" style:font-size-complex="20pt"/>
    </style:style>
    <style:style style:name="P9" style:family="paragraph" style:parent-style-name="normal">
      <style:text-properties style:font-name="essiah" fo:font-size="20pt" style:font-name-asian="essiah2" style:font-size-asian="20pt" style:font-name-complex="essiah2" style:font-size-complex="20pt"/>
    </style:style>
    <style:style style:name="P10" style:family="paragraph" style:parent-style-name="normal">
      <style:text-properties style:font-name="essiah" fo:font-size="21pt" style:font-name-asian="essiah2" style:font-size-asian="21pt" style:font-name-complex="essiah2" style:font-size-complex="21pt"/>
    </style:style>
    <style:style style:name="P11" style:family="paragraph" style:parent-style-name="normal">
      <style:text-properties style:font-name="essio" fo:font-size="14pt" style:text-underline-style="none" style:font-name-asian="essio1" style:font-size-asian="14pt" style:font-name-complex="essio1" style:font-size-complex="14pt"/>
    </style:style>
    <style:style style:name="P12" style:family="paragraph" style:parent-style-name="normal">
      <style:text-properties style:font-name="DejaVu Sans1" fo:font-size="12pt" style:font-size-asian="12pt" style:font-size-complex="12pt"/>
    </style:style>
    <style:style style:name="P13" style:family="paragraph" style:parent-style-name="normal">
      <style:text-properties style:font-name="DejaVu Sans1" fo:font-size="12pt" style:text-underline-style="none" style:font-name-asian="Verdana1" style:font-size-asian="12pt" style:font-name-complex="Verdana1" style:font-size-complex="12pt"/>
    </style:style>
    <style:style style:name="P14" style:family="paragraph" style:parent-style-name="normal">
      <style:text-properties style:font-name="DejaVu Sans1" fo:font-size="12pt" style:text-underline-style="none" style:font-size-asian="12pt" style:font-size-complex="12pt"/>
    </style:style>
    <style:style style:name="P15" style:family="paragraph" style:parent-style-name="normal">
      <style:text-properties fo:font-size="14pt" style:font-size-asian="14pt" style:font-size-complex="14pt"/>
    </style:style>
    <style:style style:name="P16" style:family="paragraph" style:parent-style-name="normal">
      <style:text-properties style:font-name="essiah1" fo:font-size="20pt" style:text-underline-style="none" style:font-name-asian="essiah2" style:font-size-asian="20pt" style:font-name-complex="essiah2" style:font-size-complex="20pt"/>
    </style:style>
    <style:style style:name="P17" style:family="paragraph" style:parent-style-name="normal">
      <style:text-properties style:font-name="essiah1" fo:font-size="14pt" style:font-size-asian="14pt" style:font-size-complex="14pt"/>
    </style:style>
    <style:style style:name="P18" style:family="paragraph" style:parent-style-name="normal">
      <style:text-properties style:font-name="essiah1" fo:font-size="14pt" style:text-underline-style="none" style:font-name-asian="essiah2" style:font-size-asian="14pt" style:font-name-complex="essiah2" style:font-size-complex="14pt"/>
    </style:style>
    <style:style style:name="P19" style:family="paragraph" style:parent-style-name="normal">
      <style:text-properties style:font-name="essiah1" fo:font-size="14pt" style:font-name-asian="essiah2" style:font-size-asian="14pt" style:font-name-complex="essiah2" style:font-size-complex="14pt"/>
    </style:style>
    <style:style style:name="P20" style:family="paragraph" style:parent-style-name="normal">
      <style:text-properties style:font-name="essiah1" fo:font-size="22pt" style:font-name-asian="essiah2" style:font-size-asian="22pt" style:font-name-complex="essiah2" style:font-size-complex="22pt"/>
    </style:style>
    <style:style style:name="P21" style:family="paragraph" style:parent-style-name="normal">
      <style:text-properties fo:font-size="20pt" style:font-size-asian="20pt" style:font-size-complex="20pt"/>
    </style:style>
    <style:style style:name="P22" style:family="paragraph" style:parent-style-name="normal">
      <style:text-properties fo:color="#000000" style:font-name="essiah" fo:font-size="14pt" style:text-underline-style="none" style:font-name-asian="essiah2" style:font-size-asian="14pt" style:font-name-complex="essiah2" style:font-size-complex="14pt"/>
    </style:style>
    <style:style style:name="P23" style:family="paragraph" style:parent-style-name="normal">
      <style:text-properties fo:font-size="12pt" style:font-size-asian="12pt" style:font-size-complex="12pt"/>
    </style:style>
    <style:style style:name="P24" style:family="paragraph" style:parent-style-name="normal">
      <style:text-properties fo:font-size="12pt" style:text-underline-style="none" style:font-size-asian="12pt" style:font-size-complex="12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essiah" fo:font-size="14pt" style:text-underline-style="none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essiah" fo:font-size="14pt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essiah" fo:font-size="11pt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essiah" fo:font-size="20pt" style:text-underline-style="none" fo:font-weight="normal" style:font-size-asian="20pt" style:font-weight-asian="normal" style:font-size-complex="20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essiah" fo:font-size="20pt" style:font-size-asian="20pt" style:font-size-complex="20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DejaVu Sans1" fo:font-size="12pt" style:font-size-asian="12pt" style:font-size-complex="12pt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style:font-size-asian="12pt" style:font-size-complex="12pt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DejaVu Sans1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font-name="DejaVu Sans" fo:font-size="14pt" style:font-size-asian="14pt" style:font-size-complex="14pt"/>
    </style:style>
    <style:style style:name="P39" style:family="paragraph" style:parent-style-name="Standard">
      <style:paragraph-properties fo:text-align="start" style:justify-single-word="false" style:writing-mode="lr-tb"/>
      <style:text-properties style:font-name="DejaVu Sans" fo:font-size="14pt" style:text-underline-style="none" style:font-size-asian="14pt" style:font-size-complex="14pt"/>
    </style:style>
    <style:style style:name="P40" style:family="paragraph" style:parent-style-name="Standard">
      <style:paragraph-properties fo:text-align="start" style:justify-single-word="false" style:writing-mode="lr-tb"/>
      <style:text-properties style:font-name="DejaVu Sans" fo:font-size="14pt" style:text-underline-style="none" fo:font-weight="normal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DejaVu San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fo:font-weight="norm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DejaVu Sans" fo:font-size="12pt" style:text-underline-style="none" style:font-size-asian="12pt" style:font-size-complex="12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DejaVu Sans" fo:font-size="12pt" style:font-size-asian="12pt" style:font-size-complex="12pt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essiah1" fo:font-size="20pt" style:font-size-asian="20pt" style:font-size-complex="20pt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1" fo:font-size="20pt" style:text-underline-style="none" fo:font-weight="normal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1" fo:font-size="20pt" style:font-size-asian="17.5pt" style:font-size-complex="20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0pt" style:font-size-asian="20pt" style:font-size-complex="20pt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DejaVu Sans1" fo:font-size="12pt" fo:font-style="normal" fo:text-shadow="none" style:text-underline-style="none" fo:font-weight="normal" style:font-size-asian="12pt" style:font-style-asian="normal" style:font-weight-asian="normal" style:font-size-complex="12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0pt" style:text-underline-style="none" fo:font-weight="normal" style:letter-kerning="true" style:font-name-asian="Droid Sans Fallback" style:font-size-asian="20pt" style:language-asian="zh" style:country-asian="CN" style:font-weight-asian="normal" style:font-name-complex="Droid Sans Devanagari" style:font-size-complex="20pt" style:language-complex="hi" style:country-complex="IN" style:font-weight-complex="normal"/>
    </style:style>
    <style:style style:name="P53" style:family="paragraph" style:parent-style-name="Standard">
      <style:paragraph-properties fo:text-align="start" style:justify-single-word="false" style:writing-mode="lr-tb"/>
    </style:style>
    <style:style style:name="P54" style:family="paragraph" style:parent-style-name="Standard">
      <style:paragraph-properties fo:text-align="start" style:justify-single-word="false" style:writing-mode="lr-tb">
        <style:tab-stops>
          <style:tab-stop style:position="1.4374in"/>
        </style:tab-stops>
      </style:paragraph-properties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DejaVu Sans1" fo:font-size="12pt" fo:font-style="normal" style:text-underline-style="none" fo:font-weight="normal" fo:background-color="transparent" style:font-name-asian="eXsE1" style:font-size-asian="12pt" style:font-style-asian="normal" style:font-weight-asian="normal" style:font-name-complex="eXsE1" style:font-size-complex="12pt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0pt" fo:font-style="normal" style:text-underline-style="none" fo:font-weight="normal" fo:background-color="transparent" style:font-name-asian="essiah2" style:font-size-asian="20pt" style:font-style-asian="normal" style:font-weight-asian="normal" style:font-name-complex="essiah2" style:font-size-complex="20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style:font-name="DejaVu Sans1" fo:font-size="12pt" style:font-size-asian="12pt" style:font-size-complex="12pt"/>
    </style:style>
    <style:style style:name="P58" style:family="paragraph" style:parent-style-name="Standard">
      <style:text-properties style:font-name="eXsE" fo:font-size="14pt" style:font-name-asian="eXsE1" style:font-size-asian="14pt" style:font-name-complex="eXsE1" style:font-size-complex="14pt"/>
    </style:style>
    <style:style style:name="P59" style:family="paragraph" style:parent-style-name="normal">
      <style:text-properties style:font-name="essiah1" fo:font-size="28pt" style:font-name-asian="essiah2" style:font-size-asian="28pt" style:font-name-complex="essiah2" style:font-size-complex="28pt"/>
    </style:style>
    <style:style style:name="P60" style:family="paragraph" style:parent-style-name="normal">
      <style:text-properties style:font-name="essiah1" fo:font-size="28pt" style:font-size-asian="28pt" style:font-size-complex="28pt"/>
    </style:style>
    <style:style style:name="P61" style:family="paragraph" style:parent-style-name="normal">
      <style:text-properties style:font-name="Bodoni 72" fo:font-size="12pt" style:font-size-asian="12pt" style:font-size-complex="12pt"/>
    </style:style>
    <style:style style:name="P62" style:family="paragraph" style:parent-style-name="normal">
      <style:text-properties style:font-name="Bodoni 72" fo:font-size="12pt" style:font-name-asian="Verdana1" style:font-size-asian="12pt" style:font-name-complex="Verdana1" style:font-size-complex="12pt"/>
    </style:style>
    <style:style style:name="P63" style:family="paragraph" style:parent-style-name="normal">
      <style:text-properties style:font-name="Bodoni 72" fo:font-size="12pt" style:text-underline-style="none" style:font-size-asian="12pt" style:font-size-complex="12pt"/>
    </style:style>
    <style:style style:name="P64" style:family="paragraph" style:parent-style-name="normal">
      <style:text-properties style:font-name="Bodoni 72" fo:font-size="12pt" style:font-size-asian="10.5pt" style:font-size-complex="12pt"/>
    </style:style>
    <style:style style:name="P65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66" style:family="paragraph" style:parent-style-name="normal">
      <style:text-properties style:font-name="Liberation Mono" fo:font-size="20pt" style:font-size-asian="20pt" style:font-size-complex="20pt"/>
    </style:style>
    <style:style style:name="P67" style:family="paragraph" style:parent-style-name="normal">
      <style:text-properties style:font-name="Essiah" fo:font-size="28pt" style:font-size-asian="28pt" style:font-size-complex="28pt"/>
    </style:style>
    <style:style style:name="P6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8pt" style:font-size-asian="28pt" style:font-size-complex="28pt"/>
    </style:style>
    <style:style style:name="P69" style:family="paragraph" style:parent-style-name="normal">
      <style:text-properties style:font-name="Essiah" fo:font-size="28pt" style:text-underline-style="none" style:font-size-asian="28pt" style:font-size-complex="28pt"/>
    </style:style>
    <style:style style:name="P70" style:family="paragraph" style:parent-style-name="normal">
      <style:text-properties fo:color="#000000" style:font-name="essiah1" fo:font-size="28pt" style:text-underline-style="none" style:font-name-asian="essiah2" style:font-size-asian="28pt" style:font-name-complex="essiah2" style:font-size-complex="28pt"/>
    </style:style>
    <style:style style:name="P71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style:font-name="Essiah" fo:font-size="28pt" style:font-size-asian="28pt" style:font-size-complex="28pt"/>
    </style:style>
    <style:style style:name="P72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8pt" fo:font-style="normal" style:text-underline-style="none" fo:font-weight="normal" fo:background-color="transparent" style:font-name-asian="essiah2" style:font-size-asian="28pt" style:font-style-asian="normal" style:font-weight-asian="normal" style:font-name-complex="essiah2" style:font-size-complex="28pt"/>
    </style:style>
    <style:style style:name="P7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74" style:family="paragraph" style:parent-style-name="Heading_20_1" style:master-page-name="Standard">
      <style:paragraph-properties fo:text-align="center" style:justify-single-word="false" style:page-number="1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P75" style:family="paragraph" style:parent-style-name="Heading_20_2">
      <style:text-properties style:font-name="Bodoni 72" fo:font-size="28pt" style:font-size-asian="28pt" style:font-size-complex="28pt"/>
    </style:style>
    <style:style style:name="P76" style:family="paragraph" style:parent-style-name="Heading_20_2">
      <style:text-properties style:font-name="Bodoni 72" fo:font-size="28pt" style:text-underline-style="none" style:font-size-asian="28pt" style:font-size-complex="28pt"/>
    </style:style>
    <style:style style:name="P77" style:family="paragraph" style:parent-style-name="Heading_20_2">
      <style:text-properties style:font-name="Bodoni 72"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essiah"/>
    </style:style>
    <style:style style:name="T2" style:family="text">
      <style:text-properties style:font-name="essiah" fo:font-size="20pt" style:font-name-asian="essiah2" style:font-size-asian="20pt" style:font-name-complex="essiah2" style:font-size-complex="20pt"/>
    </style:style>
    <style:style style:name="T3" style:family="text">
      <style:text-properties style:font-name="essiah" fo:font-size="20pt" style:text-underline-style="none" style:font-name-asian="essiah2" style:font-size-asian="20pt" style:font-name-complex="essiah2" style:font-size-complex="20pt"/>
    </style:style>
    <style:style style:name="T4" style:family="text">
      <style:text-properties style:font-name="essiah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essiah" style:text-underline-style="none"/>
    </style:style>
    <style:style style:name="T6" style:family="text">
      <style:text-properties style:font-name="essiah" style:text-underline-style="none" fo:font-weight="normal" style:font-weight-asian="normal" style:font-weight-complex="normal"/>
    </style:style>
    <style:style style:name="T7" style:family="text">
      <style:text-properties style:font-name="essiah" style:text-underline-style="none" style:font-name-asian="essiah2" style:font-name-complex="essiah2"/>
    </style:style>
    <style:style style:name="T8" style:family="text">
      <style:text-properties style:font-name="essiah" fo:font-weight="normal" style:font-weight-asian="normal" style:font-weight-complex="normal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style:text-underline-style="none" style:font-size-asian="14pt" style:font-size-complex="14pt"/>
    </style:style>
    <style:style style:name="T11" style:family="text">
      <style:text-properties style:font-name="eXsE" fo:font-size="14pt" style:font-name-asian="eXsE1" style:font-size-asian="14pt" style:font-name-complex="eXsE1" style:font-size-complex="14pt"/>
    </style:style>
    <style:style style:name="T12" style:family="text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T13" style:family="text">
      <style:text-properties fo:color="#000000" style:font-name="essiah" style:text-underline-style="none" style:font-name-asian="essiah2" style:font-name-complex="essiah2" loext:opacity="100%"/>
    </style:style>
    <style:style style:name="T14" style:family="text">
      <style:text-properties fo:color="#000000" style:font-name="essiah" fo:font-size="20pt" style:text-underline-style="none" style:font-name-asian="essiah2" style:font-size-asian="20pt" style:font-name-complex="essiah2" style:font-size-complex="20pt" loext:opacity="100%"/>
    </style:style>
    <style:style style:name="T15" style:family="text">
      <style:text-properties fo:color="#000000" style:text-outline="false" style:text-line-through-style="none" style:font-name="essiah" fo:font-style="normal" fo:text-shadow="none" style:text-underline-style="none" fo:font-weight="normal" style:font-style-asian="normal" style:font-weight-asian="normal" style:font-weight-complex="normal" style:text-emphasize="none" loext:opacity="100%"/>
    </style:style>
    <style:style style:name="T16" style:family="text">
      <style:text-properties fo:color="#000000" style:text-underline-style="none" style:font-name-asian="essiah2" style:font-name-complex="essiah2" loext:opacity="100%"/>
    </style:style>
    <style:style style:name="T17" style:family="text">
      <style:text-properties fo:color="#000000" style:font-name-asian="essiah2" style:font-name-complex="essiah2"/>
    </style:style>
    <style:style style:name="T18" style:family="text">
      <style:text-properties fo:color="#000000" fo:font-weight="bold" style:font-name-asian="essiah2" style:font-weight-asian="bold" style:font-name-complex="essiah2" style:font-weight-complex="bold"/>
    </style:style>
    <style:style style:name="T19" style:family="text">
      <style:text-properties fo:color="#000000" fo:font-weight="bold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Verdana1" style:font-style-asian="normal" style:font-weight-asian="normal" style:font-name-complex="Verdana1" loext:opacity="100%" loext:char-shading-value="0"/>
    </style:style>
    <style:style style:name="T21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ssiah2" style:font-style-asian="normal" style:font-weight-asian="normal" style:font-name-complex="essiah2" loext:opacity="100%" loext:char-shading-value="0"/>
    </style:style>
    <style:style style:name="T22" style:family="text">
      <style:text-properties fo:font-variant="normal" fo:text-transform="none" fo:color="#000000" style:text-line-through-style="none" style:text-position="0% 100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3" style:family="text">
      <style:text-properties fo:font-variant="normal" fo:text-transform="none" fo:color="#000000" style:text-line-through-style="none" style:text-position="super 58%" fo:font-style="normal" style:text-underline-style="none" fo:font-weight="normal" fo:background-color="transparent" style:font-name-asian="eXsE1" style:font-style-asian="normal" style:font-weight-asian="normal" style:font-name-complex="eXsE1" loext:opacity="100%" loext:char-shading-value="0"/>
    </style:style>
    <style:style style:name="T24" style:family="text">
      <style:text-properties fo:font-variant="normal" fo:text-transform="none" fo:color="#00000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5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26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7" style:family="text">
      <style:text-properties fo:font-variant="normal" fo:text-transform="none" fo:color="#808080" fo:letter-spacing="normal" fo:font-style="normal" fo:font-weight="normal" style:font-name-asian="essiah2" style:font-weight-asian="bold" style:font-name-complex="essiah2" style:font-weight-complex="bold" loext:opacity="100%"/>
    </style:style>
    <style:style style:name="T28" style:family="text">
      <style:text-properties style:font-name-asian="essiah2" style:font-name-complex="essiah2"/>
    </style:style>
    <style:style style:name="T29" style:family="text">
      <style:text-properties fo:color="#808080" style:font-name-asian="essiah2" style:font-name-complex="essiah2" loext:opacity="100%"/>
    </style:style>
    <style:style style:name="T30" style:family="text">
      <style:text-properties fo:color="#808080" fo:font-weight="bold" style:font-name-asian="essiah2" style:font-weight-asian="bold" style:font-name-complex="essiah2" style:font-weight-complex="bold"/>
    </style:style>
    <style:style style:name="T31" style:family="text">
      <style:text-properties fo:color="#808080" fo:font-weight="bold" style:font-name-asian="essiah2" style:font-weight-asian="bold" style:font-name-complex="essiah2" style:font-weight-complex="bold" loext:opacity="100%"/>
    </style:style>
    <style:style style:name="T32" style:family="text">
      <style:text-properties fo:color="#808080" fo:font-weight="normal" style:font-name-asian="essiah2" style:font-weight-asian="normal" style:font-name-complex="essiah2" style:font-weight-complex="normal" loext:opacity="100%"/>
    </style:style>
    <style:style style:name="T33" style:family="text">
      <style:text-properties style:font-name="essiah1" fo:font-size="20pt" style:font-name-asian="essiah2" style:font-size-asian="20pt" style:font-name-complex="essiah2" style:font-size-complex="20pt"/>
    </style:style>
    <style:style style:name="T34" style:family="text">
      <style:text-properties style:font-name="essiah1" fo:font-size="20pt" style:text-underline-style="none" style:font-name-asian="essiah2" style:font-size-asian="20pt" style:font-name-complex="essiah2" style:font-size-complex="20pt"/>
    </style:style>
    <style:style style:name="T35" style:family="text">
      <style:text-properties style:font-name="essiah1" fo:font-size="20pt" style:text-underline-style="none" style:font-size-asian="20pt" style:font-size-complex="20pt"/>
    </style:style>
    <style:style style:name="T36" style:family="text">
      <style:text-properties style:font-name="essiah1" fo:font-size="14pt" style:font-name-asian="essiah2" style:font-size-asian="14pt" style:font-name-complex="essiah2" style:font-size-complex="14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T39" style:family="text">
      <style:text-properties style:use-window-font-color="true" style:font-name="DejaVu Sans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 loext:opacity="0%"/>
    </style:style>
    <style:style style:name="T40" style:family="text">
      <style:text-properties style:use-window-font-color="true" style:font-name="essiah" fo:font-size="11pt" fo:font-weight="normal" style:letter-kerning="true" style:font-name-asian="Droid Sans Fallback" style:font-size-asian="11pt" style:language-asian="zh" style:country-asian="CN" style:font-weight-asian="normal" style:font-name-complex="Droid Sans Devanagari" style:font-size-complex="11pt" style:language-complex="hi" style:country-complex="IN" style:font-weight-complex="normal" loext:opacity="0%"/>
    </style:style>
    <style:style style:name="T41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2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3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4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45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essiah2" style:font-name-complex="essiah2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font-name="DejaVu Sans1" fo:font-size="12pt" style:text-underline-style="none" style:font-size-asian="12pt" style:font-size-complex="12pt"/>
    </style:style>
    <style:style style:name="T50" style:family="text">
      <style:text-properties style:font-name-asian="eXsE1" style:font-name-complex="eXsE1"/>
    </style:style>
    <style:style style:name="T51" style:family="text">
      <style:text-properties fo:font-weight="bold" style:font-name-asian="essiah2" style:font-weight-asian="bold" style:font-name-complex="essiah2" style:font-weight-complex="bold"/>
    </style:style>
    <style:style style:name="T52" style:family="text">
      <style:text-properties fo:font-size="28pt" style:font-size-asian="28pt" style:font-size-complex="28pt"/>
    </style:style>
    <style:style style:name="T53" style:family="text">
      <style:text-properties fo:font-size="18pt" style:font-size-asian="18pt" style:font-size-complex="18pt"/>
    </style:style>
    <style:style style:name="T54" style:family="text">
      <style:text-properties style:font-name="Bodoni 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essEo</text:p>
      <text:p text:style-name="P76">Alphabet</text:p>
      <text:p text:style-name="P59">oOYwW</text:p>
      <text:p text:style-name="P59">eaui EAUI </text:p>
      <text:p text:style-name="P59">cnms rljg</text:p>
      <text:p text:style-name="P59">ftdp CHTS</text:p>
      <text:p text:style-name="P20"><text:span text:style-name="T52">bLvz hZXN</text:span> </text:p>
      <text:p text:style-name="P75">Letter Names</text:p>
      <text:p text:style-name="P66"><text:span text:style-name="T51">o</text:span><text:span text:style-name="T28"> <text:s text:c="2"/></text:span><text:span text:style-name="T51">ō</text:span><text:span text:style-name="T28"> <text:s text:c="2"/></text:span><text:span text:style-name="T51">ü</text:span><text:span text:style-name="T28"> <text:s text:c="2"/></text:span><text:span text:style-name="T51">ö</text:span><text:span text:style-name="T28"> <text:s text:c="2"/></text:span><text:span text:style-name="T18">ʊ</text:span><text:span text:style-name="T17"> </text:span><text:span text:style-name="T28"><text:s text:c="2"/></text:span></text:p>
      <text:p text:style-name="P66"><text:span text:style-name="T32">b</text:span><text:span text:style-name="T51">e <text:s/></text:span><text:span text:style-name="T32">l</text:span><text:span text:style-name="T51">a <text:s/></text:span><text:span text:style-name="T32">v</text:span><text:span text:style-name="T51">u <text:s/></text:span><text:span text:style-name="T32">z</text:span><text:span text:style-name="T51">i <text:s/>ē</text:span><text:span text:style-name="T28"> <text:s text:c="2"/></text:span><text:span text:style-name="T19">ā</text:span><text:span text:style-name="T28"> <text:s text:c="2"/></text:span><text:span text:style-name="T51">ū</text:span><text:span text:style-name="T28"> <text:s text:c="2"/></text:span><text:span text:style-name="T51">ī</text:span><text:span text:style-name="T28"> <text:s/></text:span></text:p>
      <text:p text:style-name="P66"><text:span text:style-name="T51">k</text:span><text:span text:style-name="T29">ā <text:s/></text:span><text:span text:style-name="T19">n</text:span><text:span text:style-name="T29">ā <text:s/></text:span><text:span text:style-name="T19">m</text:span><text:span text:style-name="T29">ā</text:span><text:span text:style-name="T28"> <text:s/></text:span><text:span text:style-name="T51">s</text:span><text:span text:style-name="T29">ā <text:s/></text:span><text:span text:style-name="T19">r</text:span><text:span text:style-name="T29">ā <text:s/></text:span><text:span text:style-name="T19">l</text:span><text:span text:style-name="T29">ā <text:s/></text:span><text:span text:style-name="T19">j</text:span><text:span text:style-name="T29">ā <text:s/></text:span><text:span text:style-name="T19">g</text:span><text:span text:style-name="T29">ā</text:span></text:p>
      <text:p text:style-name="P66"><text:span text:style-name="T25">f</text:span><text:span text:style-name="T26">o</text:span><text:span text:style-name="T27"> <text:s/></text:span><text:span text:style-name="T25">t</text:span><text:span text:style-name="T26">o</text:span><text:span text:style-name="T27"> <text:s/></text:span><text:span text:style-name="T51">d</text:span><text:span text:style-name="T32">o</text:span><text:span text:style-name="T30"> <text:s/></text:span><text:span text:style-name="T51">p</text:span><text:span text:style-name="T32">o <text:s/></text:span><text:span text:style-name="T19">ch</text:span><text:span text:style-name="T31">ō</text:span><text:span text:style-name="T31"> </text:span><text:span text:style-name="T25">θ</text:span><text:span text:style-name="T26">ō</text:span><text:span text:style-name="T24"> <text:s/></text:span><text:span text:style-name="T25">∂</text:span><text:span text:style-name="T27">ā <text:s/></text:span><text:span text:style-name="T19">sh</text:span><text:span text:style-name="T27">ā</text:span><text:span text:style-name="T31"> </text:span></text:p>
      <text:p text:style-name="P66"><text:span text:style-name="T19">b</text:span><text:span text:style-name="T26">ō</text:span><text:span text:style-name="T31"> <text:s/></text:span><text:span text:style-name="T19">ḻ</text:span><text:span text:style-name="T26">ō</text:span><text:span text:style-name="T31"> <text:s/></text:span><text:span text:style-name="T19">v</text:span><text:span text:style-name="T32">ā</text:span><text:span text:style-name="T31"> <text:s/></text:span><text:span text:style-name="T19">z</text:span><text:span text:style-name="T32">ā</text:span><text:span text:style-name="T31"> <text:s/></text:span><text:span text:style-name="T19">h</text:span><text:span text:style-name="T31">o</text:span><text:span text:style-name="T32"> <text:s/></text:span><text:span text:style-name="T19">zh</text:span><text:span text:style-name="T32">o </text:span><text:span text:style-name="T25">xh</text:span><text:span text:style-name="T26">o</text:span><text:span text:style-name="T26"> </text:span><text:span text:style-name="T32">o</text:span><text:span text:style-name="T19">ng </text:span></text:p>
      <text:p text:style-name="P75">Basics</text:p>
      <text:p text:style-name="P61">The default order is Subject-Verb-Object, but any arrangement is allowed with the use of markers.</text:p>
      <text:p text:style-name="P62"/>
      <text:p text:style-name="P61">The subject and object are optional. When no subject is given, 1st person singular is assumed.</text:p>
      <text:p text:style-name="P62"/>
      <text:p text:style-name="P61">Modifiers follow their target (i.e. "ball the red").<text:span text:style-name="T47"><text:tab/></text:span></text:p>
      <text:p text:style-name="P75">Articles</text:p>
      <text:p text:style-name="P61">Indefinite Singular: </text:p>
      <text:p text:style-name="P67">-</text:p>
      <text:p text:style-name="P63">Indefinite Plural: </text:p>
      <text:p text:style-name="P69"><text:soft-page-break/>-</text:p>
      <text:p text:style-name="P61">Definite Singular:</text:p>
      <text:p text:style-name="P67">-</text:p>
      <text:p text:style-name="P61">Definite Plural:<text:span text:style-name="T50"> </text:span></text:p>
      <text:p text:style-name="P70">etru</text:p>
      <text:p text:style-name="P75">Pronou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3">Number</text:p>
          </table:table-cell>
          <table:table-cell table:style-name="Table4.A1" office:value-type="string">
            <text:p text:style-name="P73">Person</text:p>
          </table:table-cell>
          <table:table-cell table:style-name="Table4.A1" office:value-type="string">
            <text:p text:style-name="P73">English</text:p>
          </table:table-cell>
          <table:table-cell table:style-name="Table4.A1" office:value-type="string">
            <text:p text:style-name="P71"><text:span text:style-name="T20">ess</text:span><text:span text:style-name="T20">E</text:span><text:span text:style-name="T20">o</text:span></text:p>
          </table:table-cell>
        </table:table-row>
        <table:table-row table:style-name="Table4.1">
          <table:table-cell table:style-name="Table4.A2" office:value-type="string">
            <text:p text:style-name="P73">Singular</text:p>
          </table:table-cell>
          <table:table-cell table:style-name="Table4.A2" office:value-type="string">
            <text:p text:style-name="P73">1st</text:p>
          </table:table-cell>
          <table:table-cell table:style-name="Table4.A2" office:value-type="string">
            <text:p text:style-name="P73">I, me</text:p>
          </table:table-cell>
          <table:table-cell table:style-name="Table4.A2" office:value-type="string">
            <text:p text:style-name="P68">-</text:p>
          </table:table-cell>
        </table:table-row>
        <table:table-row table:style-name="Table4.1"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>2nd</text:p>
          </table:table-cell>
          <table:table-cell table:style-name="Table4.A2" office:value-type="string">
            <text:p text:style-name="P73">you</text:p>
          </table:table-cell>
          <table:table-cell table:style-name="Table4.A2" office:value-type="string">
            <text:p text:style-name="P72">y</text:p>
          </table:table-cell>
        </table:table-row>
        <table:table-row table:style-name="Table4.1"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>3rd</text:p>
          </table:table-cell>
          <table:table-cell table:style-name="Table4.A2" office:value-type="string">
            <text:p text:style-name="P73">he, she, it, this</text:p>
          </table:table-cell>
          <table:table-cell table:style-name="Table4.A2" office:value-type="string">
            <text:p text:style-name="P72">sonu</text:p>
          </table:table-cell>
        </table:table-row>
        <table:table-row table:style-name="Table4.1"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>3rd</text:p>
          </table:table-cell>
          <table:table-cell table:style-name="Table4.A2" office:value-type="string">
            <text:p text:style-name="P73">that</text:p>
          </table:table-cell>
          <table:table-cell table:style-name="Table4.A2" office:value-type="string">
            <text:p text:style-name="P72">sonA</text:p>
          </table:table-cell>
        </table:table-row>
        <table:table-row table:style-name="Table4.1">
          <table:table-cell table:style-name="Table4.A2" office:value-type="string">
            <text:p text:style-name="P73">Plural</text:p>
          </table:table-cell>
          <table:table-cell table:style-name="Table4.A2" office:value-type="string">
            <text:p text:style-name="P73">1st</text:p>
          </table:table-cell>
          <table:table-cell table:style-name="Table4.A2" office:value-type="string">
            <text:p text:style-name="P73">we, us</text:p>
          </table:table-cell>
          <table:table-cell table:style-name="Table4.A2" office:value-type="string">
            <text:p text:style-name="P71"><text:span text:style-name="T21">s</text:span><text:span text:style-name="T21">U</text:span></text:p>
          </table:table-cell>
        </table:table-row>
        <table:table-row table:style-name="Table4.1"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>2nd</text:p>
          </table:table-cell>
          <table:table-cell table:style-name="Table4.A2" office:value-type="string">
            <text:p text:style-name="P73">you all</text:p>
          </table:table-cell>
          <table:table-cell table:style-name="Table4.A2" office:value-type="string">
            <text:p text:style-name="P72">tan</text:p>
          </table:table-cell>
        </table:table-row>
        <table:table-row table:style-name="Table4.1"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>3rd</text:p>
          </table:table-cell>
          <table:table-cell table:style-name="Table4.A2" office:value-type="string">
            <text:p text:style-name="P73">they, these</text:p>
          </table:table-cell>
          <table:table-cell table:style-name="Table4.A2" office:value-type="string">
            <text:p text:style-name="P72">sUnu</text:p>
          </table:table-cell>
        </table:table-row>
        <table:table-row table:style-name="Table4.1">
          <table:table-cell table:style-name="Table4.A2" office:value-type="string">
            <text:p text:style-name="P73"/>
          </table:table-cell>
          <table:table-cell table:style-name="Table4.A2" office:value-type="string">
            <text:p text:style-name="P73">3rd</text:p>
          </table:table-cell>
          <table:table-cell table:style-name="Table4.A2" office:value-type="string">
            <text:p text:style-name="P73">those</text:p>
          </table:table-cell>
          <table:table-cell table:style-name="Table4.A2" office:value-type="string">
            <text:p text:style-name="P72">sUnA</text:p>
          </table:table-cell>
        </table:table-row>
      </table:table>
      <text:p text:style-name="P75">Punctuation</text:p>
      <text:p text:style-name="P61">Period</text:p>
      <text:p text:style-name="P60">.</text:p>
      <text:p text:style-name="P61">Comma</text:p>
      <text:p text:style-name="P60">,</text:p>
      <text:p text:style-name="P64">Number Marker</text:p>
      <text:p text:style-name="P60">;</text:p>
      <text:p text:style-name="P61">Quotation Marks</text:p>
      <text:p text:style-name="P60">&lt;&gt;</text:p>
      <text:p text:style-name="P61">Parenthesis</text:p>
      <text:p text:style-name="P67"><text:soft-page-break/>()</text:p>
      <text:p text:style-name="P61">Brackets</text:p>
      <text:p text:style-name="P67">[]</text:p>
      <text:p text:style-name="P61">Curly Brackets</text:p>
      <text:p text:style-name="P67">{}</text:p>
      <text:p text:style-name="P67"><text:span text:style-name="T54">Markers</text:span></text:p>
      <text:p text:style-name="P15"><text:span text:style-name="T7">d</text:span><text:span text:style-name="T7">o</text:span></text:p>
      <text:p text:style-name="P14">direct object (omitted when final)</text:p>
      <text:p text:style-name="P2"/>
      <text:p text:style-name="P6">&lt;brAs teo tru.&gt;</text:p>
      <text:p text:style-name="P14">"I own the night."</text:p>
      <text:p text:style-name="P2"/>
      <text:p text:style-name="P15"><text:span text:style-name="T7">&lt;teo </text:span><text:span text:style-name="T7">d</text:span><text:span text:style-name="T7">o tru brAs.&gt;</text:span></text:p>
      <text:p text:style-name="P14">"The night, I own."</text:p>
      <text:p text:style-name="P2"/>
      <text:p text:style-name="P6">es</text:p>
      <text:p text:style-name="P12">possesive</text:p>
      <text:p text:style-name="P1"/>
      <text:p text:style-name="P17"><text:span text:style-name="T47">&lt;sUnu brAso teo po tru sE es </text:span><text:span text:style-name="T16">etru</text:span><text:span text:style-name="T47">.&gt;</text:span></text:p>
      <text:p text:style-name="P14">"They will own the night of the people."</text:p>
      <text:p text:style-name="P2"/>
      <text:p text:style-name="P15"><text:span text:style-name="T7">&lt;sE s</text:span><text:span text:style-name="T13">U</text:span><text:span text:style-name="T7">nu es das</text:span><text:span text:style-name="T13">U</text:span><text:span text:style-name="T7"> s</text:span><text:span text:style-name="T13">U</text:span><text:span text:style-name="T7">.&gt;</text:span></text:p>
      <text:p text:style-name="P14">"Their people will force us."</text:p>
      <text:p text:style-name="P1"/>
      <text:p text:style-name="P6">prU</text:p>
      <text:p text:style-name="P12">towards or directed at</text:p>
      <text:p text:style-name="P1"/>
      <text:p text:style-name="P17"><text:span text:style-name="T28">&lt;tan v</text:span><text:span text:style-name="T16">O</text:span><text:span text:style-name="T28">so sE prU </text:span><text:span text:style-name="T16">etru</text:span><text:span text:style-name="T28">.&gt;</text:span></text:p>
      <text:p text:style-name="P12">"You all will speak to the people."</text:p>
      <text:p text:style-name="P1"/>
      <text:p text:style-name="P18">os</text:p>
      <text:p text:style-name="P24">for</text:p>
      <text:p text:style-name="P2"/>
      <text:p text:style-name="P17"><text:span text:style-name="T47">&lt;s</text:span><text:span text:style-name="T16">U</text:span><text:span text:style-name="T47"> obrAs teo po tru sE os </text:span><text:span text:style-name="T16">etru</text:span><text:span text:style-name="T47">.&gt;</text:span></text:p>
      <text:p text:style-name="P14">"We owned the night for the people."</text:p>
      <text:p text:style-name="P2"/>
      <text:p text:style-name="P22">un</text:p>
      <text:p text:style-name="P14">and</text:p>
      <text:p text:style-name="P2"/>
      <text:p text:style-name="P17"><text:span text:style-name="T47">&lt;s</text:span><text:span text:style-name="T16">U</text:span><text:span text:style-name="T47">nu do aon </text:span><text:span text:style-name="T16">un g</text:span><text:span text:style-name="T16">W</text:span><text:span text:style-name="T47">.&gt;</text:span></text:p>
      <text:p text:style-name="P14">"They have done good and evil."</text:p>
      <text:p text:style-name="P7"/>
      <text:p text:style-name="P15"><text:soft-page-break/><text:span text:style-name="T7">&lt;tan v</text:span><text:span text:style-name="T13">O</text:span><text:span text:style-name="T7">s sE </text:span><text:span text:style-name="T13">etru</text:span><text:span text:style-name="T7"> </text:span><text:span text:style-name="T13">un</text:span><text:span text:style-name="T7"> do</text:span><text:span text:style-name="T7">ks</text:span><text:span text:style-name="T7"> anu os.&gt;</text:span></text:p>
      <text:p text:style-name="P14">"You all speak for the people and not a state."</text:p>
      <text:p text:style-name="P2"/>
      <text:p text:style-name="P7">et</text:p>
      <text:p text:style-name="P14">or</text:p>
      <text:p text:style-name="P2"/>
      <text:p text:style-name="P8"><text:span text:style-name="T9">&lt;?somno et nEsu</text:span><text:span text:style-name="T9">.&gt;</text:span></text:p>
      <text:p text:style-name="P14">Red or yellow?</text:p>
      <text:p text:style-name="P2"/>
      <text:p text:style-name="P19">?</text:p>
      <text:p text:style-name="P12">question (onounced <text:span text:style-name="T36">kA</text:span>)</text:p>
      <text:p text:style-name="P2"/>
      <text:p text:style-name="P15"><text:span text:style-name="T7">&lt;?ton brAso sE </text:span><text:span text:style-name="T13">etru</text:span><text:span text:style-name="T7">, et sE po </text:span><text:span text:style-name="T13">etru</text:span><text:span text:style-name="T7"> brAso ton.&gt;</text:span></text:p>
      <text:p text:style-name="P14">"Will you own the people, or will the people own you?"</text:p>
      <text:p text:style-name="P11"/>
      <text:p text:style-name="P7">anu</text:p>
      <text:p text:style-name="P14">not</text:p>
      <text:p text:style-name="P2"/>
      <text:p text:style-name="P7">&lt;ton odaso anu.&gt;</text:p>
      <text:p text:style-name="P14">"You did not force me."</text:p>
      <text:p text:style-name="P14">"YOU DID NOT FORCE ME</text:p>
      <text:p text:style-name="P2"/>
      <text:p text:style-name="P15"><text:span text:style-name="T7">&lt;das</text:span><text:span text:style-name="T13">O</text:span><text:span text:style-name="T7"> anu ton.&gt;</text:span></text:p>
      <text:p text:style-name="P14">"I will not force you."</text:p>
      <text:p text:style-name="P77">Verb Tenses</text:p>
      <text:p text:style-name="normal"><text:span text:style-name="T2">&lt;obrAs.&gt;</text:span><text:span text:style-name="T9"> </text:span></text:p>
      <text:p text:style-name="P12">"I owned."</text:p>
      <text:p text:style-name="P9">&lt;brAs.&gt;</text:p>
      <text:p text:style-name="P12">"I own."</text:p>
      <text:p text:style-name="P9">&lt;brAso.&gt;</text:p>
      <text:p text:style-name="P12">"I will own."</text:p>
      <text:p text:style-name="P1"/>
      <text:p text:style-name="normal"><text:span text:style-name="T2">&lt;obrAs teo tru.&gt;</text:span><text:span text:style-name="T11"> </text:span></text:p>
      <text:p text:style-name="P12">"I owned the night."</text:p>
      <text:p text:style-name="normal"><text:span text:style-name="T2">&lt;brAs teo tru.&gt;</text:span><text:span text:style-name="T11"> </text:span></text:p>
      <text:p text:style-name="P12">"I own the night."</text:p>
      <text:p text:style-name="normal"><text:span text:style-name="T3">&lt;brAso teo tru.&gt;</text:span><text:span text:style-name="T12"> </text:span></text:p>
      <text:p text:style-name="P14">"I will own the night."</text:p>
      <text:p text:style-name="P2"/>
      <text:p text:style-name="P8">Agres</text:p>
      <text:p text:style-name="P14"><text:soft-page-break/>to stand</text:p>
      <text:p text:style-name="P2"/>
      <text:p text:style-name="P8">&lt;Agres lU ton.&gt;</text:p>
      <text:p text:style-name="P14">"I stood with you."</text:p>
      <text:p text:style-name="P2"/>
      <text:p text:style-name="P21"><text:span text:style-name="T7">&lt;ahreso nul l</text:span><text:span text:style-name="T13">U sUnu</text:span><text:span text:style-name="T7">.&gt;</text:span></text:p>
      <text:p text:style-name="P14">"I will be standing with them."</text:p>
      <text:p text:style-name="P5"/>
      <text:p text:style-name="P8">nul</text:p>
      <text:p text:style-name="P14">progressive action marker</text:p>
      <text:p text:style-name="P2"/>
      <text:p text:style-name="normal"><text:span text:style-name="T3">&lt;</text:span><text:span text:style-name="T3">Y</text:span><text:span text:style-name="T3"> brAs nul teo tru.&gt;</text:span><text:span text:style-name="T10"><text:line-break/></text:span><text:span text:style-name="T49">"You are owning the night."</text:span></text:p>
      <text:p text:style-name="P2"/>
      <text:p text:style-name="P16">do</text:p>
      <text:p text:style-name="P24">completed action marker</text:p>
      <text:p text:style-name="P2"/>
      <text:p text:style-name="P8">&lt;Y obrAs do teo tru.&gt;</text:p>
      <text:p text:style-name="P14">"You had owned the night."</text:p>
      <text:p text:style-name="P8">&lt;Y brAs do teo tru.&gt;</text:p>
      <text:p text:style-name="P14">"You have owned the night."</text:p>
      <text:p text:style-name="P8">&lt;Y brAs do teo tru.&gt;</text:p>
      <text:p text:style-name="P14">"You will have owned the night."</text:p>
      <text:p text:style-name="P2"/>
      <text:p text:style-name="P8">&lt;Y obrAs do mul tEO tru.&gt;</text:p>
      <text:p text:style-name="P14">“You had been owning the night.”</text:p>
      <text:p text:style-name="P8">&lt;Y brAs do mul tEO tru.&gt;</text:p>
      <text:p text:style-name="P14">"You have been owning the night."</text:p>
      <text:p text:style-name="P10">&lt;Y brAso do mul tEO tru.&gt;</text:p>
      <text:p text:style-name="P12">“You will be owning the night.”</text:p>
      <text:p text:style-name="P3"/>
      <text:p text:style-name="P9">&lt;?ton brAso do mul tEO tru.&gt;</text:p>
      <text:p text:style-name="P23">“Will you have owned the night?”</text:p>
      <text:p text:style-name="P75">Numbers</text:p>
      <text:p text:style-name="P65">The numbers and their names are mapped directly on to the alphabet. A base-12 system is used.</text:p>
      <text:p text:style-name="P5"/>
      <table:table table:name="Table5" table:style-name="Table5">
        <table:table-column table:style-name="Table5.A" table:number-columns-repeated="10"/>
        <table:table-column table:style-name="Table5.K" table:number-columns-repeated="2"/>
        <table:table-column table:style-name="Table5.M"/>
        <text:soft-page-break/>
        <table:table-row table:style-name="Table5.1">
          <table:table-cell table:style-name="Table5.A1" office:value-type="string">
            <text:p text:style-name="P55">0</text:p>
          </table:table-cell>
          <table:table-cell table:style-name="Table5.A1" office:value-type="string">
            <text:p text:style-name="P55">1</text:p>
          </table:table-cell>
          <table:table-cell table:style-name="Table5.A1" office:value-type="string">
            <text:p text:style-name="P55">2</text:p>
          </table:table-cell>
          <table:table-cell table:style-name="Table5.A1" office:value-type="string">
            <text:p text:style-name="P55">3</text:p>
          </table:table-cell>
          <table:table-cell table:style-name="Table5.A1" office:value-type="string">
            <text:p text:style-name="P55">4</text:p>
          </table:table-cell>
          <table:table-cell table:style-name="Table5.A1" office:value-type="string">
            <text:p text:style-name="P55">5</text:p>
          </table:table-cell>
          <table:table-cell table:style-name="Table5.A1" office:value-type="string">
            <text:p text:style-name="P55">6</text:p>
          </table:table-cell>
          <table:table-cell table:style-name="Table5.A1" office:value-type="string">
            <text:p text:style-name="P55">7</text:p>
          </table:table-cell>
          <table:table-cell table:style-name="Table5.A1" office:value-type="string">
            <text:p text:style-name="P55">8</text:p>
          </table:table-cell>
          <table:table-cell table:style-name="Table5.A1" office:value-type="string">
            <text:p text:style-name="P55">9</text:p>
          </table:table-cell>
          <table:table-cell table:style-name="Table5.A1" office:value-type="string">
            <text:p text:style-name="P55">10</text:p>
          </table:table-cell>
          <table:table-cell table:style-name="Table5.A1" office:value-type="string">
            <text:p text:style-name="P55">11</text:p>
          </table:table-cell>
          <table:table-cell table:style-name="Table5.A1" office:value-type="string">
            <text:p text:style-name="P57"><text:span text:style-name="T22">12</text:span><text:span text:style-name="T23">1</text:span></text:p>
          </table:table-cell>
        </table:table-row>
        <table:table-row table:style-name="Table5.1">
          <table:table-cell table:style-name="Table5.A2" office:value-type="string">
            <text:p text:style-name="P56">0</text:p>
          </table:table-cell>
          <table:table-cell table:style-name="Table5.A2" office:value-type="string">
            <text:p text:style-name="P56">1</text:p>
          </table:table-cell>
          <table:table-cell table:style-name="Table5.A2" office:value-type="string">
            <text:p text:style-name="P56">2</text:p>
          </table:table-cell>
          <table:table-cell table:style-name="Table5.A2" office:value-type="string">
            <text:p text:style-name="P56">3</text:p>
          </table:table-cell>
          <table:table-cell table:style-name="Table5.A2" office:value-type="string">
            <text:p text:style-name="P56">4</text:p>
          </table:table-cell>
          <table:table-cell table:style-name="Table5.A2" office:value-type="string">
            <text:p text:style-name="P56">5</text:p>
          </table:table-cell>
          <table:table-cell table:style-name="Table5.A2" office:value-type="string">
            <text:p text:style-name="P56">6</text:p>
          </table:table-cell>
          <table:table-cell table:style-name="Table5.A2" office:value-type="string">
            <text:p text:style-name="P56">7</text:p>
          </table:table-cell>
          <table:table-cell table:style-name="Table5.A2" office:value-type="string">
            <text:p text:style-name="P56">8</text:p>
          </table:table-cell>
          <table:table-cell table:style-name="Table5.A2" office:value-type="string">
            <text:p text:style-name="P56">E</text:p>
          </table:table-cell>
          <table:table-cell table:style-name="Table5.A2" office:value-type="string">
            <text:p text:style-name="P56">A</text:p>
          </table:table-cell>
          <table:table-cell table:style-name="Table5.A2" office:value-type="string">
            <text:p text:style-name="P56">U</text:p>
          </table:table-cell>
          <table:table-cell table:style-name="Table5.A2" office:value-type="string">
            <text:p text:style-name="P56">I</text:p>
          </table:table-cell>
        </table:table-row>
      </table:table>
      <text:p text:style-name="P5"/>
      <table:table table:name="Table1" table:style-name="Table1">
        <table:table-column table:style-name="Table1.A" table:number-columns-repeated="8"/>
        <table:table-row table:style-name="Table1.1">
          <table:table-cell table:style-name="Table1.A1" office:value-type="string">
            <text:p text:style-name="P57"><text:span text:style-name="T22">12</text:span><text:span text:style-name="T23">2</text:span></text:p>
          </table:table-cell>
          <table:table-cell table:style-name="Table1.A1" office:value-type="string">
            <text:p text:style-name="P57"><text:span text:style-name="T22">12</text:span><text:span text:style-name="T23">3</text:span></text:p>
          </table:table-cell>
          <table:table-cell table:style-name="Table1.A1" office:value-type="string">
            <text:p text:style-name="P57"><text:span text:style-name="T22">12</text:span><text:span text:style-name="T23">4</text:span></text:p>
          </table:table-cell>
          <table:table-cell table:style-name="Table1.A1" office:value-type="string">
            <text:p text:style-name="P57"><text:span text:style-name="T22">12</text:span><text:span text:style-name="T23">5</text:span></text:p>
          </table:table-cell>
          <table:table-cell table:style-name="Table1.A1" office:value-type="string">
            <text:p text:style-name="P57"><text:span text:style-name="T22">12</text:span><text:span text:style-name="T23">6</text:span></text:p>
          </table:table-cell>
          <table:table-cell table:style-name="Table1.A1" office:value-type="string">
            <text:p text:style-name="P57"><text:span text:style-name="T22">12</text:span><text:span text:style-name="T23">7</text:span></text:p>
          </table:table-cell>
          <table:table-cell table:style-name="Table1.A1" office:value-type="string">
            <text:p text:style-name="P57"><text:span text:style-name="T22">12</text:span><text:span text:style-name="T23">8</text:span></text:p>
          </table:table-cell>
          <table:table-cell table:style-name="Table1.A1" office:value-type="string">
            <text:p text:style-name="P57"><text:span text:style-name="T22">12</text:span><text:span text:style-name="T23">9</text:span></text:p>
          </table:table-cell>
        </table:table-row>
        <table:table-row table:style-name="Table1.1">
          <table:table-cell table:style-name="Table1.A2" office:value-type="string">
            <text:p text:style-name="P56">k</text:p>
          </table:table-cell>
          <table:table-cell table:style-name="Table1.A2" office:value-type="string">
            <text:p text:style-name="P56">n</text:p>
          </table:table-cell>
          <table:table-cell table:style-name="Table1.A2" office:value-type="string">
            <text:p text:style-name="P56">m</text:p>
          </table:table-cell>
          <table:table-cell table:style-name="Table1.A2" office:value-type="string">
            <text:p text:style-name="P56">s</text:p>
          </table:table-cell>
          <table:table-cell table:style-name="Table1.A2" office:value-type="string">
            <text:p text:style-name="P56">r</text:p>
          </table:table-cell>
          <table:table-cell table:style-name="Table1.A2" office:value-type="string">
            <text:p text:style-name="P56">l</text:p>
          </table:table-cell>
          <table:table-cell table:style-name="Table1.A2" office:value-type="string">
            <text:p text:style-name="P56">j</text:p>
          </table:table-cell>
          <table:table-cell table:style-name="Table1.A2" office:value-type="string">
            <text:p text:style-name="P56">g</text:p>
          </table:table-cell>
        </table:table-row>
      </table:table>
      <text:p text:style-name="P4"/>
      <table:table table:name="Table2" table:style-name="Table2">
        <table:table-column table:style-name="Table2.A" table:number-columns-repeated="8"/>
        <table:table-row table:style-name="Table2.1">
          <table:table-cell table:style-name="Table2.A1" office:value-type="string">
            <text:p text:style-name="P57"><text:span text:style-name="T22">12</text:span><text:span text:style-name="T23">10</text:span></text:p>
          </table:table-cell>
          <table:table-cell table:style-name="Table2.A1" office:value-type="string">
            <text:p text:style-name="P57"><text:span text:style-name="T22">12</text:span><text:span text:style-name="T23">11</text:span></text:p>
          </table:table-cell>
          <table:table-cell table:style-name="Table2.A1" office:value-type="string">
            <text:p text:style-name="P57"><text:span text:style-name="T22">12</text:span><text:span text:style-name="T23">12</text:span></text:p>
          </table:table-cell>
          <table:table-cell table:style-name="Table2.A1" office:value-type="string">
            <text:p text:style-name="P57"><text:span text:style-name="T22">12</text:span><text:span text:style-name="T23">13</text:span></text:p>
          </table:table-cell>
          <table:table-cell table:style-name="Table2.A1" office:value-type="string">
            <text:p text:style-name="P57"><text:span text:style-name="T22">12</text:span><text:span text:style-name="T23">14</text:span></text:p>
          </table:table-cell>
          <table:table-cell table:style-name="Table2.A1" office:value-type="string">
            <text:p text:style-name="P57"><text:span text:style-name="T22">12</text:span><text:span text:style-name="T23">15</text:span></text:p>
          </table:table-cell>
          <table:table-cell table:style-name="Table2.A1" office:value-type="string">
            <text:p text:style-name="P57"><text:span text:style-name="T22">12</text:span><text:span text:style-name="T23">16</text:span></text:p>
          </table:table-cell>
          <table:table-cell table:style-name="Table2.A1" office:value-type="string">
            <text:p text:style-name="P57"><text:span text:style-name="T22">12</text:span><text:span text:style-name="T23">17</text:span></text:p>
          </table:table-cell>
        </table:table-row>
        <table:table-row table:style-name="Table2.1">
          <table:table-cell table:style-name="Table2.A2" office:value-type="string">
            <text:p text:style-name="P56">F</text:p>
          </table:table-cell>
          <table:table-cell table:style-name="Table2.A2" office:value-type="string">
            <text:p text:style-name="P56">t</text:p>
          </table:table-cell>
          <table:table-cell table:style-name="Table2.A2" office:value-type="string">
            <text:p text:style-name="P56">D</text:p>
          </table:table-cell>
          <table:table-cell table:style-name="Table2.A2" office:value-type="string">
            <text:p text:style-name="P56">P</text:p>
          </table:table-cell>
          <table:table-cell table:style-name="Table2.A2" office:value-type="string">
            <text:p text:style-name="P56">C</text:p>
          </table:table-cell>
          <table:table-cell table:style-name="Table2.A2" office:value-type="string">
            <text:p text:style-name="P56">H</text:p>
          </table:table-cell>
          <table:table-cell table:style-name="Table2.A2" office:value-type="string">
            <text:p text:style-name="P56">T</text:p>
          </table:table-cell>
          <table:table-cell table:style-name="Table2.A2" office:value-type="string">
            <text:p text:style-name="P56">S</text:p>
          </table:table-cell>
        </table:table-row>
      </table:table>
      <text:p text:style-name="P58"/>
      <table:table table:name="Table3" table:style-name="Table3">
        <table:table-column table:style-name="Table3.A" table:number-columns-repeated="8"/>
        <table:table-row table:style-name="Table3.1">
          <table:table-cell table:style-name="Table3.A1" office:value-type="string">
            <text:p text:style-name="P57"><text:span text:style-name="T22">12</text:span><text:span text:style-name="T23">18</text:span></text:p>
          </table:table-cell>
          <table:table-cell table:style-name="Table3.A1" office:value-type="string">
            <text:p text:style-name="P57"><text:span text:style-name="T22">12</text:span><text:span text:style-name="T23">19</text:span></text:p>
          </table:table-cell>
          <table:table-cell table:style-name="Table3.A1" office:value-type="string">
            <text:p text:style-name="P57"><text:span text:style-name="T22">12</text:span><text:span text:style-name="T23">20</text:span></text:p>
          </table:table-cell>
          <table:table-cell table:style-name="Table3.A1" office:value-type="string">
            <text:p text:style-name="P57"><text:span text:style-name="T22">12</text:span><text:span text:style-name="T23">21</text:span></text:p>
          </table:table-cell>
          <table:table-cell table:style-name="Table3.A1" office:value-type="string">
            <text:p text:style-name="P57"><text:span text:style-name="T22">12</text:span><text:span text:style-name="T23">22</text:span></text:p>
          </table:table-cell>
          <table:table-cell table:style-name="Table3.A1" office:value-type="string">
            <text:p text:style-name="P57"><text:span text:style-name="T22">12</text:span><text:span text:style-name="T23">23</text:span></text:p>
          </table:table-cell>
          <table:table-cell table:style-name="Table3.A1" office:value-type="string">
            <text:p text:style-name="P57"><text:span text:style-name="T22">12</text:span><text:span text:style-name="T23">24</text:span></text:p>
          </table:table-cell>
          <table:table-cell table:style-name="Table3.A1" office:value-type="string">
            <text:p text:style-name="P57"><text:span text:style-name="T22">12</text:span><text:span text:style-name="T23">25</text:span></text:p>
          </table:table-cell>
        </table:table-row>
        <table:table-row table:style-name="Table3.1">
          <table:table-cell table:style-name="Table3.A2" office:value-type="string">
            <text:p text:style-name="P56">B</text:p>
          </table:table-cell>
          <table:table-cell table:style-name="Table3.A2" office:value-type="string">
            <text:p text:style-name="P56">L</text:p>
          </table:table-cell>
          <table:table-cell table:style-name="Table3.A2" office:value-type="string">
            <text:p text:style-name="P56">V</text:p>
          </table:table-cell>
          <table:table-cell table:style-name="Table3.A2" office:value-type="string">
            <text:p text:style-name="P56">z</text:p>
          </table:table-cell>
          <table:table-cell table:style-name="Table3.A2" office:value-type="string">
            <text:p text:style-name="P56">h</text:p>
          </table:table-cell>
          <table:table-cell table:style-name="Table3.A2" office:value-type="string">
            <text:p text:style-name="P56">Z</text:p>
          </table:table-cell>
          <table:table-cell table:style-name="Table3.A2" office:value-type="string">
            <text:p text:style-name="P56">X</text:p>
          </table:table-cell>
          <table:table-cell table:style-name="Table3.A2" office:value-type="string">
            <text:p text:style-name="P56">N</text:p>
          </table:table-cell>
        </table:table-row>
      </table:table>
      <text:p text:style-name="P58"/>
      <text:p text:style-name="P12">If necessary, numbers are marked with the <text:span text:style-name="T33">;</text:span> symbol.</text:p>
      <text:p text:style-name="P4"/>
      <text:p text:style-name="normal"><text:span text:style-name="T14">;</text:span><text:span text:style-name="T2">1cn3</text:span></text:p>
      <text:p text:style-name="P9">;1ccn</text:p>
      <text:p text:style-name="P6"/>
      <text:p text:style-name="P9">12:34</text:p>
      <text:p text:style-name="P12">“12:34”</text:p>
      <text:p text:style-name="P2"/>
      <text:p text:style-name="P12"><text:span text:style-name="T46">Positional terms like "1st" and modifiers like "double" are formed with the word for position: </text:span><text:span text:style-name="T34">ok</text:span><text:span text:style-name="T46">, a number name, and the ending </text:span><text:span text:style-name="T34">s</text:span><text:span text:style-name="T46">.</text:span></text:p>
      <text:p text:style-name="P13"/>
      <text:p text:style-name="P12"><text:span text:style-name="T46">The word for "double" or "2nd" is </text:span><text:span text:style-name="T35">O</text:span><text:span text:style-name="T34">k</text:span><text:span text:style-name="T34">As</text:span><text:span text:style-name="T46">.</text:span></text:p>
      <text:p text:style-name="P75">Words for Love &amp; Hate</text:p>
      <text:p text:style-name="P49">W an Z</text:p>
      <text:p text:style-name="P42">“Love and Hate”</text:p>
      <text:p text:style-name="P36"/>
      <text:p text:style-name="P53"><text:span text:style-name="T4">1. </text:span><text:span text:style-name="T38">Love</text:span></text:p>
      <text:p text:style-name="P36"/>
      <text:p text:style-name="P53"><text:span text:style-name="T4">2. Om</text:span><text:span text:style-name="T38"> – Spiritual Love</text:span></text:p>
      <text:p text:style-name="P27"/>
      <text:p text:style-name="P53"><text:soft-page-break/><text:span text:style-name="T4">3. sOm </text:span><text:span text:style-name="T38">– </text:span><text:span text:style-name="T39">Love of the ideal self</text:span></text:p>
      <text:p text:style-name="P53"><text:span text:style-name="T40">3. hOm</text:span><text:span text:style-name="T39"> – Love of community</text:span></text:p>
      <text:p text:style-name="P53"><text:span text:style-name="T40">3. vOem</text:span><text:span text:style-name="T39"> – Love of Life/Spirit</text:span></text:p>
      <text:p text:style-name="P53"><text:span text:style-name="T40">3. LxOm</text:span><text:span text:style-name="T38"> – </text:span><text:span text:style-name="T39">Love of God/Soul</text:span></text:p>
      <text:p text:style-name="P36"/>
      <text:p text:style-name="P53"><text:span text:style-name="T4">2. vO</text:span><text:span text:style-name="T38"> – Carnal Love</text:span></text:p>
      <text:p text:style-name="P36"/>
      <text:p text:style-name="P53"><text:span text:style-name="T4">3. vLU </text:span><text:span text:style-name="T38">– Romantic love</text:span></text:p>
      <text:p text:style-name="P53"><text:span text:style-name="T4">3. arvO</text:span><text:span text:style-name="T38"> – </text:span><text:span text:style-name="T39">Friendship love</text:span></text:p>
      <text:p text:style-name="P53"><text:span text:style-name="T40">3. volo</text:span><text:span text:style-name="T4"> </text:span><text:span text:style-name="T38">– </text:span><text:span text:style-name="T39">Love of animals</text:span></text:p>
      <text:p text:style-name="P53"><text:span text:style-name="T40">3. vono</text:span><text:span text:style-name="T38"> – </text:span><text:span text:style-name="T39">Love of nature</text:span></text:p>
      <text:p text:style-name="P36"/>
      <text:p text:style-name="P53"><text:span text:style-name="T4">1. I -</text:span><text:span text:style-name="T38"> Hate</text:span></text:p>
      <text:p text:style-name="P36"/>
      <text:p text:style-name="P54"><text:span text:style-name="T4">2. vI</text:span><text:span text:style-name="T38"> – Spiritual Hate</text:span></text:p>
      <text:p text:style-name="P37"/>
      <text:p text:style-name="P54"><text:span text:style-name="T4">3. vIl</text:span><text:span text:style-name="T38"> - Hatred of the evil self</text:span></text:p>
      <text:p text:style-name="P54"><text:span text:style-name="T4">3. vIv</text:span><text:span text:style-name="T38"> - Hatred of God</text:span></text:p>
      <text:p text:style-name="P54"><text:span text:style-name="T4">3. nIl</text:span><text:span text:style-name="T38"> - Hatred of Life</text:span></text:p>
      <text:p text:style-name="P54"><text:span text:style-name="T4">3. hIv</text:span><text:span text:style-name="T38"> - Hatred of community</text:span></text:p>
      <text:p text:style-name="P36"/>
      <text:p text:style-name="P53"><text:span text:style-name="T4">2. Im</text:span><text:span text:style-name="T38"> – Carnal Hate</text:span></text:p>
      <text:p text:style-name="P36"/>
      <text:p text:style-name="P53"><text:span text:style-name="T4">3. slIm</text:span><text:span text:style-name="T38"> – Hatred of Love</text:span></text:p>
      <text:p text:style-name="P53"><text:span text:style-name="T4">3. slIm</text:span><text:span text:style-name="T38"> – Betrayal</text:span></text:p>
      <text:p text:style-name="P53"><text:span text:style-name="T4">3. slIm</text:span><text:span text:style-name="T38"> – Betrayal</text:span></text:p>
      <text:p text:style-name="P53"><text:span text:style-name="T4">3. slIm</text:span><text:span text:style-name="T38"> – Betrayal</text:span></text:p>
      <text:p text:style-name="P75">Examples</text:p>
      <text:p text:style-name="P52">AOnO an ekssEo</text:p>
      <text:p text:style-name="P32">Aono and Ecssiah</text:p>
      <text:p text:style-name="P46"/>
      <text:p text:style-name="P47"><text:span text:style-name="T44">A</text:span><text:span text:style-name="T44">o</text:span><text:span text:style-name="T44">n an g</text:span><text:span text:style-name="T44">W</text:span></text:p>
      <text:p text:style-name="P45">Good and Evil</text:p>
      <text:p text:style-name="P38"/>
      <text:p text:style-name="P50"><text:span text:style-name="T6">o</text:span><text:span text:style-name="T6">k</text:span><text:span text:style-name="T6"> </text:span><text:span text:style-name="T6">a</text:span><text:span text:style-name="T6">n </text:span><text:span text:style-name="T6">ks</text:span><text:span text:style-name="T6">o</text:span></text:p>
      <text:p text:style-name="P51">Beginning and Ending</text:p>
      <text:p text:style-name="P25"/>
      <text:p text:style-name="P50"><text:span text:style-name="T15">ne</text:span><text:span text:style-name="T15">W</text:span><text:span text:style-name="T15">s an sOen</text:span></text:p>
      <text:p text:style-name="P32"><text:span text:style-name="T45">Female</text:span> and <text:span text:style-name="T45">Male</text:span></text:p>
      <text:p text:style-name="P25"/>
      <text:p text:style-name="P29">sun an Aden</text:p>
      <text:p text:style-name="P32">Spirit and Soul</text:p>
      <text:p text:style-name="P25"/>
      <text:p text:style-name="P28">Ion</text:p>
      <text:p text:style-name="P33">Just </text:p>
      <text:p text:style-name="P28"><text:soft-page-break/>Iono</text:p>
      <text:p text:style-name="P33">Justice</text:p>
      <text:p text:style-name="P28">Aon</text:p>
      <text:p text:style-name="P33">Good</text:p>
      <text:p text:style-name="P48"><text:span text:style-name="T1">I</text:span><text:span text:style-name="T1">on</text:span><text:span text:style-name="T1">u</text:span></text:p>
      <text:p text:style-name="P33">Peace</text:p>
      <text:p text:style-name="P48">Aono</text:p>
      <text:p text:style-name="P43">Happiness</text:p>
      <text:p text:style-name="P25"/>
      <text:p text:style-name="P50"><text:span text:style-name="T6">E</text:span><text:span text:style-name="T6">orul</text:span></text:p>
      <text:p text:style-name="P32">Jarl</text:p>
      <text:p text:style-name="P46"/>
      <text:p text:style-name="P50"><text:span text:style-name="T1">k</text:span><text:span text:style-name="T1">r</text:span><text:span text:style-name="T1">o</text:span><text:span text:style-name="T1">u</text:span><text:span text:style-name="T1">n</text:span></text:p>
      <text:p text:style-name="P32">Hierarchy, pyramid</text:p>
      <text:p text:style-name="P25"/>
      <text:p text:style-name="P28">&lt;sU brAs tEO tru.&gt;</text:p>
      <text:p text:style-name="P34">"We own the night."</text:p>
      <text:p text:style-name="P39"/>
      <text:p text:style-name="P50"><text:span text:style-name="T5">&lt;s</text:span><text:span text:style-name="T41">U</text:span><text:span text:style-name="T5"> brAs teo tum.&gt;</text:span></text:p>
      <text:p text:style-name="P44">"We own nights."</text:p>
      <text:p text:style-name="P39"/>
      <text:p text:style-name="P50"><text:span text:style-name="T5">&lt;teo tum po s</text:span><text:span text:style-name="T41">U</text:span><text:span text:style-name="T5"> brAs.&gt;</text:span></text:p>
      <text:p text:style-name="P50"><text:span text:style-name="T5">&lt;teo po tum s</text:span><text:span text:style-name="T41">U</text:span><text:span text:style-name="T5"> brAs.&gt;</text:span></text:p>
      <text:p text:style-name="P34">"Nights, we own."</text:p>
      <text:p text:style-name="P39"/>
      <text:p text:style-name="P50"><text:span text:style-name="T5">&lt;s</text:span><text:span text:style-name="T41">U</text:span><text:span text:style-name="T5">nu ocr</text:span><text:span text:style-name="T41">U</text:span><text:span text:style-name="T5">s pasen tru.&gt;</text:span></text:p>
      <text:p text:style-name="P34">"They wrote the document."</text:p>
      <text:p text:style-name="P39"/>
      <text:p text:style-name="P50"><text:span text:style-name="T6">&lt;k</text:span><text:span text:style-name="T6">rUso pasen tru.&gt;</text:span></text:p>
      <text:p text:style-name="P33">"I will write the document."</text:p>
      <text:p text:style-name="P40"/>
      <text:p text:style-name="P50"><text:span text:style-name="T6">&lt;pasen s</text:span><text:span text:style-name="T42">U</text:span><text:span text:style-name="T6">nu es avum lo</text:span><text:span text:style-name="T6">k</text:span><text:span text:style-name="T6">us o tum.&gt;</text:span></text:p>
      <text:p text:style-name="P33">Literal: "Their document has zero principles."</text:p>
      <text:p text:style-name="P33">Natural: "Their document has no principles."</text:p>
      <text:p text:style-name="P40"/>
      <text:p text:style-name="P47"><text:span text:style-name="T48">&lt;pasen s</text:span><text:span text:style-name="T44">U</text:span><text:span text:style-name="T48"> es avum locus aon tum.&gt;</text:span></text:p>
      <text:p text:style-name="P43">"Our document has good principles."</text:p>
      <text:p text:style-name="P26"/>
      <text:p text:style-name="P50"><text:soft-page-break/><text:span text:style-name="T8">&lt;O</text:span><text:span text:style-name="T8">k</text:span><text:span text:style-name="T43">O</text:span><text:span text:style-name="T8">s o</text:span><text:span text:style-name="T8">k</text:span><text:span text:style-name="T43">O</text:span><text:span text:style-name="T8">s dos tru.&gt;</text:span></text:p>
      <text:p text:style-name="P42">"I began at the beginning."</text:p>
      <text:p text:style-name="P47"><text:span text:style-name="T37">&lt;o</text:span><text:span text:style-name="T37">k</text:span><text:span text:style-name="T37">moso o</text:span><text:span text:style-name="T37">k</text:span><text:span text:style-name="T37">mos dos tru.&gt;</text:span></text:p>
      <text:p text:style-name="P42">"I will end at the ending."</text:p>
      <text:p text:style-name="P41"/>
      <text:p text:style-name="P50"><text:span text:style-name="T8">&lt;?ton </text:span><text:span text:style-name="T8">k</text:span><text:span text:style-name="T8">r</text:span><text:span text:style-name="T43">U</text:span><text:span text:style-name="T8">s mul pasen tru.&gt;</text:span></text:p>
      <text:p text:style-name="P42">"Are you writing a document?"</text:p>
      <text:p text:style-name="P50"><text:span text:style-name="T8">&lt;Z</text:span><text:span text:style-name="T8">u, </text:span><text:span text:style-name="T8">k</text:span><text:span text:style-name="T8">r</text:span><text:span text:style-name="T43">U</text:span><text:span text:style-name="T8">s mul pasen tru.&gt;</text:span></text:p>
      <text:p text:style-name="P42">"Yes, I am writing a document."</text:p>
      <text:p text:style-name="P41"/>
      <text:p text:style-name="P50"><text:span text:style-name="T8">&lt;sonu avum </text:span><text:span text:style-name="T8">W</text:span><text:span text:style-name="T8">tos aon </text:span><text:span text:style-name="T43">etru</text:span><text:span text:style-name="T8">.&gt;</text:span></text:p>
      <text:p text:style-name="P35">"He/She has good intentions."</text:p>
      <text:p text:style-name="P41"/>
      <text:p text:style-name="P50"><text:span text:style-name="T8">&lt;?sE s</text:span><text:span text:style-name="T43">U</text:span><text:span text:style-name="T8">n</text:span><text:span text:style-name="T8">u</text:span><text:span text:style-name="T8"> g</text:span><text:span text:style-name="T43">W</text:span><text:span text:style-name="T8">.&gt;</text:span></text:p>
      <text:p text:style-name="P42">"Are those people evil?"</text:p>
      <text:p text:style-name="P50"><text:span text:style-name="T8">&lt;Zo, sE s</text:span><text:span text:style-name="T43">U</text:span><text:span text:style-name="T8">nu a</text:span><text:span text:style-name="T8">O</text:span><text:span text:style-name="T8">n.&gt;</text:span></text:p>
      <text:p text:style-name="P42">"No, these people are good."</text:p>
      <text:p text:style-name="P26"/>
      <text:p text:style-name="P50"><text:span text:style-name="T8">&lt;zIfo lo</text:span><text:span text:style-name="T8">k</text:span><text:span text:style-name="T8">us </text:span><text:span text:style-name="T43">etru</text:span><text:span text:style-name="T8">.&gt;</text:span></text:p>
      <text:p text:style-name="P35">"I will stress the principles."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  <style:font-face style:name="essio1" svg:font-family="essio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3-12-03T18:56:48</dc:date>
    <meta:editing-duration>P2DT4H19M28S</meta:editing-duration>
    <meta:editing-cycles>291</meta:editing-cycles>
    <meta:generator>OpenOffice/4.1.14$Unix OpenOffice.org_project/4114m1$Build-9811</meta:generator>
    <dc:creator>Michael Chapman</dc:creator>
    <meta:document-statistic meta:table-count="5" meta:image-count="0" meta:object-count="0" meta:page-count="9" meta:paragraph-count="318" meta:word-count="945" meta:character-count="4409"/>
  </office:meta>
</office:document-meta>
</file>